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4.2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6cm" svg:height="4.743cm" svg:x="1.42cm" svg:y="7.8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1.634cm" svg:height="1.673cm" svg:x="23.403cm" svg:y="9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003cm" svg:y="9.4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603cm" svg:y="9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203cm" svg:y="9.4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9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4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603cm" svg:y="9.4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1.8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203cm" svg:y="9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034cm" svg:height="4.8cm" svg:x="2.603cm" svg:y="7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2:59:04.632775440</dc:date>
    <dc:creator>elucterio </dc:creator>
    <meta:editing-duration>PT8H13M36S</meta:editing-duration>
    <meta:editing-cycles>9</meta:editing-cycles>
    <meta:generator>LibreOffice/4.2.8.2$Linux_X86_64 LibreOffice_project/420m0$Build-2</meta:generator>
    <meta:document-statistic meta:object-count="122"/>
  </office:meta>
</office:document-meta>
</file>